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c2e" officeooo:paragraph-rsid="0000fc2e"/>
    </style:style>
    <style:style style:name="P2" style:family="paragraph" style:parent-style-name="Standard">
      <style:text-properties officeooo:rsid="0000fc2e" officeooo:paragraph-rsid="000304b4"/>
    </style:style>
    <style:style style:name="P3" style:family="paragraph" style:parent-style-name="Standard">
      <style:text-properties style:text-line-through-style="solid" style:text-line-through-type="single" officeooo:rsid="0000fc2e" officeooo:paragraph-rsid="0000fc2e"/>
    </style:style>
    <style:style style:name="P4" style:family="paragraph" style:parent-style-name="Standard">
      <style:text-properties style:text-line-through-style="solid" style:text-line-through-type="single" officeooo:rsid="000304b4" officeooo:paragraph-rsid="000304b4"/>
    </style:style>
    <style:style style:name="P5" style:family="paragraph" style:parent-style-name="Standard">
      <style:text-properties style:text-line-through-style="solid" style:text-line-through-type="single" fo:language="en" fo:country="GB" officeooo:rsid="0005f7a6" officeooo:paragraph-rsid="0005f7a6"/>
    </style:style>
    <style:style style:name="P6" style:family="paragraph" style:parent-style-name="Standard">
      <style:text-properties style:text-line-through-style="none" style:text-line-through-type="none" fo:language="en" fo:country="GB" officeooo:rsid="0005f7a6" officeooo:paragraph-rsid="0005f7a6"/>
    </style:style>
    <style:style style:name="P7" style:family="paragraph" style:parent-style-name="Standard">
      <style:text-properties style:text-line-through-style="solid" style:text-line-through-type="single" fo:language="en" fo:country="GB" officeooo:rsid="0005f7a6" officeooo:paragraph-rsid="0005f7a6"/>
    </style:style>
    <style:style style:name="P8" style:family="paragraph" style:parent-style-name="Standard">
      <style:text-properties style:text-line-through-style="solid" style:text-line-through-type="single" fo:language="en" fo:country="GB" officeooo:rsid="000bc37a" officeooo:paragraph-rsid="000bc37a"/>
    </style:style>
    <style:style style:name="P9" style:family="paragraph" style:parent-style-name="Standard">
      <style:text-properties style:text-line-through-style="solid" style:text-line-through-type="single" fo:language="en" fo:country="GB" officeooo:rsid="0009f39e" officeooo:paragraph-rsid="0009f39e"/>
    </style:style>
    <style:style style:name="P10" style:family="paragraph" style:parent-style-name="Standard">
      <style:text-properties style:text-line-through-style="solid" style:text-line-through-type="single" officeooo:rsid="0000fc2e" officeooo:paragraph-rsid="0000fc2e"/>
    </style:style>
    <style:style style:name="T1" style:family="text">
      <style:text-properties officeooo:rsid="000bc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ple list view working as intended</text:p>
      <text:p text:style-name="P1"/>
      <text:p text:style-name="P3">Fix ERROR for power rating name in full list</text:p>
      <text:p text:style-name="P3"/>
      <text:p text:style-name="P4">Fix edit passive window errors</text:p>
      <text:p text:style-name="P4"/>
      <text:p text:style-name="P5">Delete entry button in inspect. (with are you sure)</text:p>
      <text:p text:style-name="P6"/>
      <text:p text:style-name="P5">Delete duplicates functionality: <text:span text:style-name="T1">MEE BEZIG</text:span></text:p>
      <text:p text:style-name="P8">Delete complete duplicates done, </text:p>
      <text:p text:style-name="P8">Next: Pop up als de MfNr wel duplicate is, maar de rest van de info niet<text:line-break/>en: popup als je iets toevoegd of edit en de MfNr bestaat al.</text:p>
      <text:p text:style-name="P6"/>
      <text:p text:style-name="P9">Proper database handling (no more just adding strings to sql)</text:p>
      <text:p text:style-name="P2"/>
      <text:p text:style-name="P3">Add sort conditions buttons</text:p>
      <text:p text:style-name="P1"/>
      <text:p text:style-name="P1">Add filter conditions</text:p>
      <text:p text:style-name="P1"/>
      <text:p text:style-name="P1">Add keyboard shortcuts</text:p>
      <text:p text:style-name="P1"/>
      <text:p text:style-name="P1">Add help menu</text:p>
      <text:p text:style-name="P1"/>
      <text:p text:style-name="P1">Add capacitors category</text:p>
      <text:p text:style-name="P1"/>
      <text:p text:style-name="P1">Add inductors category</text:p>
      <text:p text:style-name="P1"/>
      <text:p text:style-name="P1">Add LEDs category</text:p>
      <text:p text:style-name="P1"/>
      <text:p text:style-name="P1">Add ICs category</text:p>
      <text:p text:style-name="P1"/>
      <text:p text:style-name="P1">Add self backup and retrieval</text:p>
      <text:p text:style-name="P1"/>
      <text:p text:style-name="P1">Create installe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01T14:02:25.146000000</dc:date>
    <meta:editing-duration>PT4H43M45S</meta:editing-duration>
    <meta:editing-cycles>6</meta:editing-cycles>
    <meta:document-statistic meta:table-count="0" meta:image-count="0" meta:object-count="0" meta:page-count="1" meta:paragraph-count="18" meta:word-count="109" meta:character-count="637" meta:non-whitespace-character-count="545"/>
  </office:meta>
</office:document-meta>
</file>